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89.85mm"/>
    </style:style>
    <style:style style:name="co3" style:family="table-column">
      <style:table-column-properties fo:break-before="auto" style:column-width="80.06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language="fr" fo:country="FR" fo:font-weight="bold" style:font-name-asian="Segoe UI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26" style:family="table-cell" style:parent-style-name="Default">
      <style:table-cell-properties fo:border="0.06pt solid #000000"/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 fo:margin-left="0mm"/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21" style:family="table-cell" style:parent-style-name="Default"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22" style:family="table-cell" style:parent-style-name="Default">
      <style:table-cell-properties style:vertical-align="top"/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map style:condition="cell-content()=&quot;Non saisie&quot;" style:apply-style-name="Accent_20_2" style:base-cell-address="Sheet1.E1"/>
      <style:map style:condition="cell-content()=&quot;Non conforme&quot;" style:apply-style-name="Bad" style:base-cell-address="Sheet1.E1"/>
      <style:map style:condition="cell-content()=&quot;Conforme&quot;" style:apply-style-name="Good" style:base-cell-address="Sheet1.E1"/>
      <style:map style:condition="cell-content()=0" style:apply-style-name="Accent" style:base-cell-address="Sheet1.E1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Description du jeu de test</text:p>
          </table:table-cell>
          <table:table-cell table:style-name="ce5" office:value-type="string" calcext:value-type="string" table:number-columns-spanned="5" table:number-rows-spanned="3">
            <text:p>Test général</text:p>
          </table:table-cell>
          <table:covered-table-cell table:number-columns-repeated="2" table:style-name="ce4"/>
          <table:covered-table-cell table:style-name="ce7"/>
          <table:covered-table-cell table:style-name="ce31"/>
        </table:table-row>
        <table:table-row table:style-name="ro1">
          <table:covered-table-cell table:number-columns-repeated="4" table:style-name="ce4"/>
          <table:covered-table-cell table:style-name="ce26"/>
          <table:covered-table-cell table:style-name="ce4"/>
        </table:table-row>
        <table:table-row table:style-name="ro1">
          <table:covered-table-cell table:number-columns-repeated="4" table:style-name="ce4"/>
          <table:covered-table-cell table:style-name="ce16"/>
          <table:covered-table-cell table:style-name="ce31"/>
        </table:table-row>
        <table:table-row table:style-name="ro2">
          <table:table-cell table:style-name="ce3" office:value-type="string" calcext:value-type="string">
            <text:p>Étapes du cas testées</text:p>
          </table:table-cell>
          <table:table-cell table:style-name="ce3" office:value-type="string" calcext:value-type="string">
            <text:p>Description du test effectué</text:p>
          </table:table-cell>
          <table:table-cell table:style-name="ce3" office:value-type="string" calcext:value-type="string">
            <text:p>Résultat attendu</text:p>
          </table:table-cell>
          <table:table-cell table:style-name="ce6" office:value-type="string" calcext:value-type="string">
            <text:p>Résultat obtenu</text:p>
          </table:table-cell>
          <table:table-cell table:style-name="ce27" office:value-type="string" calcext:value-type="string" table:number-columns-spanned="2" table:number-rows-spanned="1">
            <text:p>Conformité</text:p>
          </table:table-cell>
          <table:covered-table-cell table:style-name="ce14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Lancer l’applicaton</text:p>
          </table:table-cell>
          <table:table-cell table:style-name="ce18" office:value-type="string" calcext:value-type="string">
            <text:p>Un menu avec trois bouton (Familles DE médicametns, Liste des médicaments, composants)</text:p>
          </table:table-cell>
          <table:table-cell table:style-name="ce18"/>
          <table:table-cell table:style-name="ce25" table:formula="of:=IF(EXACT([.B5]; &quot;&quot;); &quot;&quot;; IF(EXACT([.F5]; &quot;&quot;); &quot;Non saisie&quot;; IF(EXACT([.F5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ppuyer sur le bouton quitter</text:p>
          </table:table-cell>
          <table:table-cell table:style-name="ce18" office:value-type="string" calcext:value-type="string">
            <text:p>L’application doit se fermer</text:p>
          </table:table-cell>
          <table:table-cell table:style-name="ce18"/>
          <table:table-cell table:style-name="ce25" table:formula="of:=IF(EXACT([.B6]; &quot;&quot;); &quot;&quot;; IF(EXACT([.F6]; &quot;&quot;); &quot;Non saisie&quot;; IF(EXACT([.F6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1">
          <table:table-cell table:number-columns-repeated="6"/>
        </table:table-row>
        <table:table-row table:style-name="ro1">
          <table:table-cell table:style-name="ce19" table:number-columns-repeated="4"/>
          <table:table-cell table:style-name="ce22"/>
          <table:table-cell table:style-name="ce19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Description du jeu de test</text:p>
          </table:table-cell>
          <table:table-cell table:style-name="ce5" office:value-type="string" calcext:value-type="string" table:number-columns-spanned="5" table:number-rows-spanned="3">
            <text:p>Test du cas d’utilisation gérer mes familles médicaments</text:p>
          </table:table-cell>
          <table:covered-table-cell table:number-columns-repeated="2" table:style-name="ce4"/>
          <table:covered-table-cell table:style-name="ce7"/>
          <table:covered-table-cell table:style-name="ce31"/>
        </table:table-row>
        <table:table-row table:style-name="ro1">
          <table:covered-table-cell table:number-columns-repeated="4" table:style-name="ce4"/>
          <table:covered-table-cell table:style-name="ce26"/>
          <table:covered-table-cell table:style-name="ce4"/>
        </table:table-row>
        <table:table-row table:style-name="ro1">
          <table:covered-table-cell table:number-columns-repeated="4" table:style-name="ce4"/>
          <table:covered-table-cell table:style-name="ce16"/>
          <table:covered-table-cell table:style-name="ce31"/>
        </table:table-row>
        <table:table-row table:style-name="ro2">
          <table:table-cell table:style-name="ce3" office:value-type="string" calcext:value-type="string">
            <text:p>Étapes du cas testées</text:p>
          </table:table-cell>
          <table:table-cell table:style-name="ce3" office:value-type="string" calcext:value-type="string">
            <text:p>Description du test effectué</text:p>
          </table:table-cell>
          <table:table-cell table:style-name="ce3" office:value-type="string" calcext:value-type="string">
            <text:p>Résultat attendu</text:p>
          </table:table-cell>
          <table:table-cell table:style-name="ce6" office:value-type="string" calcext:value-type="string">
            <text:p>Résultat obtenu</text:p>
          </table:table-cell>
          <table:table-cell table:style-name="ce27" office:value-type="string" calcext:value-type="string" table:number-columns-spanned="2" table:number-rows-spanned="1">
            <text:p>Conformité</text:p>
          </table:table-cell>
          <table:covered-table-cell table:style-name="ce14"/>
        </table:table-row>
        <table:table-row table:style-name="ro4"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Cliquer sur le bouton Familles de médicament du menu principal</text:p>
          </table:table-cell>
          <table:table-cell table:style-name="ce18" office:value-type="string" calcext:value-type="string">
            <text:p>La liste des différente famille de médicament</text:p>
          </table:table-cell>
          <table:table-cell table:style-name="ce18"/>
          <table:table-cell table:style-name="ce25" table:formula="of:=IF(EXACT([.B14]; &quot;&quot;); &quot;&quot;; IF(EXACT([.F14]; &quot;&quot;); &quot;Non saisie&quot;; IF(EXACT([.F14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iquer sur la ligne du médicament nommé FTEST</text:p>
          </table:table-cell>
          <table:table-cell table:style-name="ce18" office:value-type="string" calcext:value-type="string">
            <text:p>Un menu avec deux champ de saisie code et libelle préremplie code : FTEST : lib : Testage, avec trois bouton : consulter, suprimer et modifier</text:p>
          </table:table-cell>
          <table:table-cell table:style-name="ce18"/>
          <table:table-cell table:style-name="ce25" table:formula="of:=IF(EXACT([.B15]; &quot;&quot;); &quot;&quot;; IF(EXACT([.F15]; &quot;&quot;); &quot;Non saisie&quot;; IF(EXACT([.F15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3">
          <table:table-cell table:style-name="ce18" office:value-type="string" calcext:value-type="string">
            <text:p>1.1</text:p>
          </table:table-cell>
          <table:table-cell table:style-name="ce18" office:value-type="string" calcext:value-type="string">
            <text:p><text:span text:style-name="T1">Cliquer sur la ligne du médicament nommé FTEST, puis m</text:span>ettre dans code FTEST2 et dans lib Testage2, puis cliquer sur modifier</text:p>
          </table:table-cell>
          <table:table-cell table:style-name="ce18" office:value-type="string" calcext:value-type="string">
            <text:p>Ré affichage de la liste avec FTEST Testage remplacer par FTEST2 Testage2</text:p>
          </table:table-cell>
          <table:table-cell table:style-name="ce18"/>
          <table:table-cell table:style-name="ce25" table:formula="of:=IF(EXACT([.B16]; &quot;&quot;); &quot;&quot;; IF(EXACT([.F16]; &quot;&quot;); &quot;Non saisie&quot;; IF(EXACT([.F16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2</text:p>
          </table:table-cell>
          <table:table-cell table:style-name="ce18" office:value-type="string" calcext:value-type="string">
            <text:p><text:span text:style-name="T1">Cliquer sur la ligne du médicament nommé FTEST2, puis c</text:span>liquer sur consulter</text:p>
          </table:table-cell>
          <table:table-cell table:style-name="ce18" office:value-type="string" calcext:value-type="string">
            <text:p>Affichage de la liste des médicaments de la famille</text:p>
          </table:table-cell>
          <table:table-cell table:style-name="ce18"/>
          <table:table-cell table:style-name="ce25" table:formula="of:=IF(EXACT([.B17]; &quot;&quot;); &quot;&quot;; IF(EXACT([.F17]; &quot;&quot;); &quot;Non saisie&quot;; IF(EXACT([.F17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3</text:p>
          </table:table-cell>
          <table:table-cell table:style-name="ce18" office:value-type="string" calcext:value-type="string">
            <text:p><text:span text:style-name="T1">Cliquer sur la ligne du médicament nommé FTEST2, puis c</text:span>liquer sur supprimer</text:p>
          </table:table-cell>
          <table:table-cell table:style-name="ce18" office:value-type="string" calcext:value-type="string">
            <text:p>La liste s’affiche sans FTEST2</text:p>
          </table:table-cell>
          <table:table-cell table:style-name="ce18"/>
          <table:table-cell table:style-name="ce25" table:formula="of:=IF(EXACT([.B18]; &quot;&quot;); &quot;&quot;; IF(EXACT([.F18]; &quot;&quot;); &quot;Non saisie&quot;; IF(EXACT([.F18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3a</text:p>
          </table:table-cell>
          <table:table-cell table:style-name="ce18" office:value-type="string" calcext:value-type="string">
            <text:p>Cliquer sur la ligne du médicament nommé FTESTNP, puis cliquer sur supprimer</text:p>
          </table:table-cell>
          <table:table-cell table:style-name="ce18" office:value-type="string" calcext:value-type="string">
            <text:p>Un message d’erreur nous indique que la famille est utiliser par a un médicament</text:p>
          </table:table-cell>
          <table:table-cell table:style-name="ce18"/>
          <table:table-cell table:style-name="ce25" table:formula="of:=IF(EXACT([.B19]; &quot;&quot;); &quot;&quot;; IF(EXACT([.F19]; &quot;&quot;); &quot;Non saisie&quot;; IF(EXACT([.F19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1">
          <table:table-cell table:number-columns-repeated="6"/>
        </table:table-row>
        <table:table-row table:style-name="ro1">
          <table:table-cell table:style-name="ce19" table:number-columns-repeated="4"/>
          <table:table-cell table:style-name="ce22"/>
          <table:table-cell table:style-name="ce19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Description du jeu de test</text:p>
          </table:table-cell>
          <table:table-cell table:style-name="ce5" office:value-type="string" calcext:value-type="string" table:number-columns-spanned="5" table:number-rows-spanned="3">
            <text:p>Test du cas d’utilisation gérer mes composants</text:p>
          </table:table-cell>
          <table:covered-table-cell table:number-columns-repeated="2" table:style-name="ce4"/>
          <table:covered-table-cell table:style-name="ce7"/>
          <table:covered-table-cell table:style-name="ce31"/>
        </table:table-row>
        <table:table-row table:style-name="ro1">
          <table:covered-table-cell table:number-columns-repeated="4" table:style-name="ce4"/>
          <table:covered-table-cell table:style-name="ce26"/>
          <table:covered-table-cell table:style-name="ce4"/>
        </table:table-row>
        <table:table-row table:style-name="ro1">
          <table:covered-table-cell table:number-columns-repeated="4" table:style-name="ce4"/>
          <table:covered-table-cell table:style-name="ce16"/>
          <table:covered-table-cell table:style-name="ce31"/>
        </table:table-row>
        <table:table-row table:style-name="ro2">
          <table:table-cell table:style-name="ce3" office:value-type="string" calcext:value-type="string">
            <text:p>Étapes du cas testées</text:p>
          </table:table-cell>
          <table:table-cell table:style-name="ce3" office:value-type="string" calcext:value-type="string">
            <text:p>Description du test effectué</text:p>
          </table:table-cell>
          <table:table-cell table:style-name="ce3" office:value-type="string" calcext:value-type="string">
            <text:p>Résultat attendu</text:p>
          </table:table-cell>
          <table:table-cell table:style-name="ce6" office:value-type="string" calcext:value-type="string">
            <text:p>Résultat obtenu</text:p>
          </table:table-cell>
          <table:table-cell table:style-name="ce27" office:value-type="string" calcext:value-type="string" table:number-columns-spanned="2" table:number-rows-spanned="1">
            <text:p>Conformité</text:p>
          </table:table-cell>
          <table:covered-table-cell table:style-name="ce14"/>
        </table:table-row>
        <table:table-row table:style-name="ro4"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Cliquer sur le bouton composants</text:p>
          </table:table-cell>
          <table:table-cell table:style-name="ce18" office:value-type="string" calcext:value-type="string">
            <text:p>La liste des différente composants de médicament s’affiche</text:p>
          </table:table-cell>
          <table:table-cell table:style-name="ce18"/>
          <table:table-cell table:style-name="ce25" table:formula="of:=IF(EXACT([.B27]; &quot;&quot;); &quot;&quot;; IF(EXACT([.F27]; &quot;&quot;); &quot;Non saisie&quot;; IF(EXACT([.F27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iquer sur la ligne du composant nommé CTEST</text:p>
          </table:table-cell>
          <table:table-cell table:style-name="ce18" office:value-type="string" calcext:value-type="string">
            <text:p><text:span text:style-name="T1">Un menu avec deux champ de saisie code et libelle préremplie code : CTEST</text:span> : lib : comptestage, avec trois bouton : consulter, suprimer et modifier</text:p>
          </table:table-cell>
          <table:table-cell table:style-name="ce18"/>
          <table:table-cell table:style-name="ce25" table:formula="of:=IF(EXACT([.B28]; &quot;&quot;); &quot;&quot;; IF(EXACT([.F28]; &quot;&quot;); &quot;Non saisie&quot;; IF(EXACT([.F28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3">
          <table:table-cell table:style-name="ce18" office:value-type="string" calcext:value-type="string">
            <text:p>1.1</text:p>
          </table:table-cell>
          <table:table-cell table:style-name="ce18" office:value-type="string" calcext:value-type="string">
            <text:p><text:span text:style-name="T1">Cliquer sur la ligne du  composant nommé CTEST, puis m</text:span>ettre dans code CTEST2 et dans lib compdetest, puis cliquer sur modifier</text:p>
          </table:table-cell>
          <table:table-cell table:style-name="ce18" office:value-type="string" calcext:value-type="string">
            <text:p><text:span text:style-name="T1">Ré affichage de la liste avec CTEST comptestage</text:span> remplacer par CTEST2 compdetest</text:p>
          </table:table-cell>
          <table:table-cell table:style-name="ce18"/>
          <table:table-cell table:style-name="ce25" table:formula="of:=IF(EXACT([.B29]; &quot;&quot;); &quot;&quot;; IF(EXACT([.F29]; &quot;&quot;); &quot;Non saisie&quot;; IF(EXACT([.F29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2</text:p>
          </table:table-cell>
          <table:table-cell table:style-name="ce18" office:value-type="string" calcext:value-type="string">
            <text:p><text:span text:style-name="T1">Cliquer sur la ligne du composant nommé CTEST2, puis c</text:span>liquer sur consulter</text:p>
          </table:table-cell>
          <table:table-cell table:style-name="ce18" office:value-type="string" calcext:value-type="string">
            <text:p>Affichage de la liste des médicament contenement le composant</text:p>
          </table:table-cell>
          <table:table-cell table:style-name="ce18"/>
          <table:table-cell table:style-name="ce25" table:formula="of:=IF(EXACT([.B30]; &quot;&quot;); &quot;&quot;; IF(EXACT([.F30]; &quot;&quot;); &quot;Non saisie&quot;; IF(EXACT([.F30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3</text:p>
          </table:table-cell>
          <table:table-cell table:style-name="ce18" office:value-type="string" calcext:value-type="string">
            <text:p><text:span text:style-name="T1">Cliquer sur la ligne du composant nommé CTEST2, puis c</text:span>liquer sur supprimer</text:p>
          </table:table-cell>
          <table:table-cell table:style-name="ce18" office:value-type="string" calcext:value-type="string">
            <text:p>La liste s’affiche sans CTEST2</text:p>
          </table:table-cell>
          <table:table-cell table:style-name="ce18"/>
          <table:table-cell table:style-name="ce25" table:formula="of:=IF(EXACT([.B31]; &quot;&quot;); &quot;&quot;; IF(EXACT([.F31]; &quot;&quot;); &quot;Non saisie&quot;; IF(EXACT([.F31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3a</text:p>
          </table:table-cell>
          <table:table-cell table:style-name="ce18" office:value-type="string" calcext:value-type="string">
            <text:p><text:span text:style-name="T1">Cliquer sur la ligne du composant</text:span> nommé CTESTNP, puis cliquer sur supprimer</text:p>
          </table:table-cell>
          <table:table-cell table:style-name="ce18" office:value-type="string" calcext:value-type="string">
            <text:p>Un message d’erreur nous indique que le composant est utiliser par a un médicament</text:p>
          </table:table-cell>
          <table:table-cell table:style-name="ce18"/>
          <table:table-cell table:style-name="ce25" table:formula="of:=IF(EXACT([.B32]; &quot;&quot;); &quot;&quot;; IF(EXACT([.F32]; &quot;&quot;); &quot;Non saisie&quot;; IF(EXACT([.F32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1">
          <table:table-cell table:number-columns-repeated="6"/>
        </table:table-row>
        <table:table-row table:style-name="ro1">
          <table:table-cell table:style-name="ce19" table:number-columns-repeated="4"/>
          <table:table-cell table:style-name="ce22"/>
          <table:table-cell table:style-name="ce19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Description du jeu de test</text:p>
          </table:table-cell>
          <table:table-cell table:style-name="ce5" office:value-type="string" calcext:value-type="string" table:number-columns-spanned="5" table:number-rows-spanned="3">
            <text:p>Test du cas d’utilisation gérer mes médicament</text:p>
          </table:table-cell>
          <table:covered-table-cell table:number-columns-repeated="2" table:style-name="ce4"/>
          <table:covered-table-cell table:style-name="ce7"/>
          <table:covered-table-cell table:style-name="ce31"/>
        </table:table-row>
        <table:table-row table:style-name="ro1">
          <table:covered-table-cell table:number-columns-repeated="4" table:style-name="ce4"/>
          <table:covered-table-cell table:style-name="ce26"/>
          <table:covered-table-cell table:style-name="ce4"/>
        </table:table-row>
        <table:table-row table:style-name="ro1">
          <table:covered-table-cell table:number-columns-repeated="4" table:style-name="ce4"/>
          <table:covered-table-cell table:style-name="ce16"/>
          <table:covered-table-cell table:style-name="ce31"/>
        </table:table-row>
        <table:table-row table:style-name="ro2">
          <table:table-cell table:style-name="ce3" office:value-type="string" calcext:value-type="string">
            <text:p>Étapes du cas testées</text:p>
          </table:table-cell>
          <table:table-cell table:style-name="ce3" office:value-type="string" calcext:value-type="string">
            <text:p>Description du test effectué</text:p>
          </table:table-cell>
          <table:table-cell table:style-name="ce3" office:value-type="string" calcext:value-type="string">
            <text:p>Résultat attendu</text:p>
          </table:table-cell>
          <table:table-cell table:style-name="ce6" office:value-type="string" calcext:value-type="string">
            <text:p>Résultat obtenu</text:p>
          </table:table-cell>
          <table:table-cell table:style-name="ce27" office:value-type="string" calcext:value-type="string" table:number-columns-spanned="2" table:number-rows-spanned="1">
            <text:p>Conformité</text:p>
          </table:table-cell>
          <table:covered-table-cell table:style-name="ce14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Cliquer sur le bouton liste des médicaments</text:p>
          </table:table-cell>
          <table:table-cell table:style-name="ce18" office:value-type="string" calcext:value-type="string">
            <text:p>Une liste ou l’on peu sélection un médicament</text:p>
          </table:table-cell>
          <table:table-cell table:style-name="ce18"/>
          <table:table-cell table:style-name="ce25" table:formula="of:=IF(EXACT([.B40]; &quot;&quot;); &quot;&quot;; IF(EXACT([.F40]; &quot;&quot;); &quot;Non saisie&quot;; IF(EXACT([.F40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oisir le médicament TMED</text:p>
          </table:table-cell>
          <table:table-cell table:style-name="ce18" office:value-type="string" calcext:value-type="string">
            <text:p>Un formulaire s’affiche prérempie avec (depot legal, nomcomercial, effects, contreindic, prix échantillion, quantité stock, famille, composants), et trois bouton (suprimer, refresh, modifier)</text:p>
          </table:table-cell>
          <table:table-cell table:style-name="ce18"/>
          <table:table-cell table:style-name="ce25" table:formula="of:=IF(EXACT([.B41]; &quot;&quot;); &quot;&quot;; IF(EXACT([.F41]; &quot;&quot;); &quot;Non saisie&quot;; IF(EXACT([.F41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1</text:p>
          </table:table-cell>
          <table:table-cell table:style-name="ce18" office:value-type="string" calcext:value-type="string">
            <text:p>Choisir le médicament TMED, puis cliquer sur famille</text:p>
          </table:table-cell>
          <table:table-cell table:style-name="ce18" office:value-type="string" calcext:value-type="string">
            <text:p>une liste des famille doit s’afficher (un seul choix possible)</text:p>
          </table:table-cell>
          <table:table-cell table:style-name="ce18"/>
          <table:table-cell table:style-name="ce25" table:formula="of:=IF(EXACT([.B42]; &quot;&quot;); &quot;&quot;; IF(EXACT([.F42]; &quot;&quot;); &quot;Non saisie&quot;; IF(EXACT([.F42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2</text:p>
          </table:table-cell>
          <table:table-cell table:style-name="ce18" office:value-type="string" calcext:value-type="string">
            <text:p>Choisir le médicament TMED, puis cliquer sur composants</text:p>
          </table:table-cell>
          <table:table-cell table:style-name="ce18" office:value-type="string" calcext:value-type="string">
            <text:p>une liste des composants doit s’afficher (plusieurs choix possible)</text:p>
          </table:table-cell>
          <table:table-cell table:style-name="ce18"/>
          <table:table-cell table:style-name="ce25" table:formula="of:=IF(EXACT([.B43]; &quot;&quot;); &quot;&quot;; IF(EXACT([.F43]; &quot;&quot;); &quot;Non saisie&quot;; IF(EXACT([.F43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3">
          <table:table-cell table:style-name="ce18" office:value-type="string" calcext:value-type="string">
            <text:p>1.2</text:p>
          </table:table-cell>
          <table:table-cell table:style-name="ce18" office:value-type="string" calcext:value-type="string">
            <text:p>Choisir le médicament TMED, puis cliquer sur composants, puis cliquer sur clear pour que rien ne sois cocher, puis cliquer sur OK</text:p>
          </table:table-cell>
          <table:table-cell table:style-name="ce18" office:value-type="string" calcext:value-type="string">
            <text:p>un message d’erreur indiquant qui faut choisir au moins un composants</text:p>
          </table:table-cell>
          <table:table-cell table:style-name="ce18"/>
          <table:table-cell table:style-name="ce25" table:formula="of:=IF(EXACT([.B44]; &quot;&quot;); &quot;&quot;; IF(EXACT([.F44]; &quot;&quot;); &quot;Non saisie&quot;; IF(EXACT([.F44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3">
          <table:table-cell table:style-name="ce18" office:value-type="string" calcext:value-type="string">
            <text:p>1.2</text:p>
          </table:table-cell>
          <table:table-cell table:style-name="ce18" office:value-type="string" calcext:value-type="string">
            <text:p>Choisir le médicament TMED, puis cliquer sur composants, cocher 2 case sur 3, puis appuyer sur clear all</text:p>
          </table:table-cell>
          <table:table-cell table:style-name="ce18" office:value-type="string" calcext:value-type="string">
            <text:p>la liste des composants doit s’afficher sans rien de cocher</text:p>
          </table:table-cell>
          <table:table-cell table:style-name="ce18"/>
          <table:table-cell table:style-name="ce25" table:formula="of:=IF(EXACT([.B45]; &quot;&quot;); &quot;&quot;; IF(EXACT([.F45]; &quot;&quot;); &quot;Non saisie&quot;; IF(EXACT([.F45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3">
          <table:table-cell table:style-name="ce18" office:value-type="string" calcext:value-type="string">
            <text:p>1.2</text:p>
          </table:table-cell>
          <table:table-cell table:style-name="ce18" office:value-type="string" calcext:value-type="string">
            <text:p>Choisir le médicament TMED, puis cliquer sur composants, cocher seulement CT1 et CT2, puis cliquer sur OK</text:p>
          </table:table-cell>
          <table:table-cell table:style-name="ce18" office:value-type="string" calcext:value-type="string">
            <text:p>le champs composant doit contenir « CT1, CT2 »</text:p>
          </table:table-cell>
          <table:table-cell table:style-name="ce18"/>
          <table:table-cell table:style-name="ce25" table:formula="of:=IF(EXACT([.B46]; &quot;&quot;); &quot;&quot;; IF(EXACT([.F46]; &quot;&quot;); &quot;Non saisie&quot;; IF(EXACT([.F46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3</text:p>
          </table:table-cell>
          <table:table-cell table:style-name="ce18" office:value-type="string" calcext:value-type="string">
            <text:p>Choisir le médicament TMED, puis saisir « 2,2 » dans quantiter, puis tenter « deux », « -5 »</text:p>
          </table:table-cell>
          <table:table-cell table:style-name="ce18" office:value-type="string" calcext:value-type="string">
            <text:p>Aucune des trois saisie ne doit marché, ou une erreur doit etre présente</text:p>
          </table:table-cell>
          <table:table-cell table:style-name="ce18"/>
          <table:table-cell table:style-name="ce25" table:formula="of:=IF(EXACT([.B47]; &quot;&quot;); &quot;&quot;; IF(EXACT([.F47]; &quot;&quot;); &quot;Non saisie&quot;; IF(EXACT([.F47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4">
          <table:table-cell table:style-name="ce18" office:value-type="string" calcext:value-type="string">
            <text:p>1.4</text:p>
          </table:table-cell>
          <table:table-cell table:style-name="ce18" office:value-type="string" calcext:value-type="string">
            <text:p>Choisir le médicament TMED, puis saisir « trois » dans prix echantillons, puis tenter « -6 »</text:p>
          </table:table-cell>
          <table:table-cell table:style-name="ce18" office:value-type="string" calcext:value-type="string">
            <text:p>Les deux saisies ne doit marché, ou une erreur doit etre présente</text:p>
          </table:table-cell>
          <table:table-cell table:style-name="ce18"/>
          <table:table-cell table:style-name="ce25" table:formula="of:=IF(EXACT([.B48]; &quot;&quot;); &quot;&quot;; IF(EXACT([.F48]; &quot;&quot;); &quot;Non saisie&quot;; IF(EXACT([.F48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6">
          <table:table-cell table:style-name="ce18" office:value-type="string" calcext:value-type="string">
            <text:p>2ful</text:p>
          </table:table-cell>
          <table:table-cell table:style-name="ce18" office:value-type="string" calcext:value-type="string">
            <text:p>Choisir le médicament TMED, puis cliquer sur composants, cocher seulement CT1 et CT2, puis cliquer sur OK, saisir ensuite a partir de premier champ les champ en desous (« DEPTF », « NomTF », «Des effects», «Ne pas mélanger avec alcool», « 2,5 », « 50 », « FTESTMED »), puis cliquer sur Modifier</text:p>
          </table:table-cell>
          <table:table-cell table:style-name="ce18" office:value-type="string" calcext:value-type="string">
            <text:p>un message indicant que les modification on bien été prise en compte et un retour en arrière sur la page d’avant (page de choix d’un médicament)</text:p>
          </table:table-cell>
          <table:table-cell table:style-name="ce18"/>
          <table:table-cell table:style-name="ce25" table:formula="of:=IF(EXACT([.B49]; &quot;&quot;); &quot;&quot;; IF(EXACT([.F49]; &quot;&quot;); &quot;Non saisie&quot;; IF(EXACT([.F49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7">
          <table:table-cell table:style-name="ce18" office:value-type="string" calcext:value-type="string">
            <text:p>2emp</text:p>
          </table:table-cell>
          <table:table-cell table:style-name="ce18" office:value-type="string" calcext:value-type="string">
            <text:p>Choisir le médicament DEPTF, puis cliquer sur composants, cocher seulement CT1 et CT2, puis cliquer sur OK, saisir ensuite a partir de premier champ les champ en desous (« DEPTE », « NomTE », «», «», « 0 », « 0 », « FTESTMED »), puis cliquer sur Modifier</text:p>
          </table:table-cell>
          <table:table-cell table:style-name="ce18" office:value-type="string" calcext:value-type="string">
            <text:p>un message indicant que les modification on bien été prise en compte et un retour en arrière sur la page d’avant (page de choix d’un médicament)</text:p>
          </table:table-cell>
          <table:table-cell table:style-name="ce18"/>
          <table:table-cell table:style-name="ce25" table:formula="of:=IF(EXACT([.B50]; &quot;&quot;); &quot;&quot;; IF(EXACT([.F50]; &quot;&quot;); &quot;Non saisie&quot;; IF(EXACT([.F50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8">
          <table:table-cell table:style-name="ce18" office:value-type="string" calcext:value-type="string">
            <text:p>2sys</text:p>
          </table:table-cell>
          <table:table-cell table:style-name="ce18" office:value-type="string" calcext:value-type="string">
            <text:p>Choisir le médicament DEPTE, puis cliquer sur composants, cocher seulement CT1 et CT2, puis cliquer sur OK, saisir ensuite a partir de premier champ les champ en desous (« DEPS », « NomS », «Des effects», «Ne pas mélanger avec alcool», « 0 », « 0 », « FTESTMED »), puis cliquer sur le bouton de syschronisation</text:p>
          </table:table-cell>
          <table:table-cell table:style-name="ce18" office:value-type="string" calcext:value-type="string">
            <text:p>tout les champs doivent revenir comme avant la modification des champs (meme pour les composant)</text:p>
          </table:table-cell>
          <table:table-cell table:style-name="ce18"/>
          <table:table-cell table:style-name="ce25" table:formula="of:=IF(EXACT([.B51]; &quot;&quot;); &quot;&quot;; IF(EXACT([.F51]; &quot;&quot;); &quot;Non saisie&quot;; IF(EXACT([.F51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5">
          <table:table-cell table:style-name="ce18" office:value-type="string" calcext:value-type="string">
            <text:p>2.1</text:p>
          </table:table-cell>
          <table:table-cell table:style-name="ce18" office:value-type="string" calcext:value-type="string">
            <text:p>Choisir le médicament DEPS, puis cliquer sur Suprimer</text:p>
          </table:table-cell>
          <table:table-cell table:style-name="ce18" office:value-type="string" calcext:value-type="string">
            <text:p>un message indicant que la supprésion a bien été prise en compte et un retour en arrière sur la page d’avant (page de choix d’un médicament), le médicament ne doit plus etre dans la liste</text:p>
          </table:table-cell>
          <table:table-cell table:style-name="ce18"/>
          <table:table-cell table:style-name="ce25" table:formula="of:=IF(EXACT([.B52]; &quot;&quot;); &quot;&quot;; IF(EXACT([.F52]; &quot;&quot;); &quot;Non saisie&quot;; IF(EXACT([.F52]; &quot;ok&quot;); &quot;Conforme&quot;; &quot;Non conforme&quot;)))" office:value-type="string" office:string-value="Non saisie" calcext:value-type="string">
            <text:p>Non saisie</text:p>
          </table:table-cell>
          <table:table-cell table:style-name="ce34"/>
        </table:table-row>
        <table:table-row table:style-name="ro1">
          <table:table-cell table:number-columns-repeated="4"/>
          <table:table-cell table:style-name="ce30" table:formula="of:=IF(EXACT([.$B56]; &quot;&quot;) ; &quot;&quot; ; IF(EXACT([.$F53]; &quot;&quot;) ; &quot;Non saisie&quot;; IF(EXACT([.$F5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57]; &quot;&quot;) ; &quot;&quot; ; IF(EXACT([.$F54]; &quot;&quot;) ; &quot;Non saisie&quot;; IF(EXACT([.$F5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58]; &quot;&quot;) ; &quot;&quot; ; IF(EXACT([.$F55]; &quot;&quot;) ; &quot;Non saisie&quot;; IF(EXACT([.$F5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59]; &quot;&quot;) ; &quot;&quot; ; IF(EXACT([.$F56]; &quot;&quot;) ; &quot;Non saisie&quot;; IF(EXACT([.$F5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0]; &quot;&quot;) ; &quot;&quot; ; IF(EXACT([.$F57]; &quot;&quot;) ; &quot;Non saisie&quot;; IF(EXACT([.$F5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1]; &quot;&quot;) ; &quot;&quot; ; IF(EXACT([.$F58]; &quot;&quot;) ; &quot;Non saisie&quot;; IF(EXACT([.$F5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2]; &quot;&quot;) ; &quot;&quot; ; IF(EXACT([.$F59]; &quot;&quot;) ; &quot;Non saisie&quot;; IF(EXACT([.$F5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3]; &quot;&quot;) ; &quot;&quot; ; IF(EXACT([.$F60]; &quot;&quot;) ; &quot;Non saisie&quot;; IF(EXACT([.$F6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4]; &quot;&quot;) ; &quot;&quot; ; IF(EXACT([.$F61]; &quot;&quot;) ; &quot;Non saisie&quot;; IF(EXACT([.$F6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5]; &quot;&quot;) ; &quot;&quot; ; IF(EXACT([.$F62]; &quot;&quot;) ; &quot;Non saisie&quot;; IF(EXACT([.$F6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6]; &quot;&quot;) ; &quot;&quot; ; IF(EXACT([.$F63]; &quot;&quot;) ; &quot;Non saisie&quot;; IF(EXACT([.$F6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7]; &quot;&quot;) ; &quot;&quot; ; IF(EXACT([.$F64]; &quot;&quot;) ; &quot;Non saisie&quot;; IF(EXACT([.$F6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8]; &quot;&quot;) ; &quot;&quot; ; IF(EXACT([.$F65]; &quot;&quot;) ; &quot;Non saisie&quot;; IF(EXACT([.$F6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69]; &quot;&quot;) ; &quot;&quot; ; IF(EXACT([.$F66]; &quot;&quot;) ; &quot;Non saisie&quot;; IF(EXACT([.$F6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0]; &quot;&quot;) ; &quot;&quot; ; IF(EXACT([.$F67]; &quot;&quot;) ; &quot;Non saisie&quot;; IF(EXACT([.$F6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1]; &quot;&quot;) ; &quot;&quot; ; IF(EXACT([.$F68]; &quot;&quot;) ; &quot;Non saisie&quot;; IF(EXACT([.$F6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2]; &quot;&quot;) ; &quot;&quot; ; IF(EXACT([.$F69]; &quot;&quot;) ; &quot;Non saisie&quot;; IF(EXACT([.$F6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3]; &quot;&quot;) ; &quot;&quot; ; IF(EXACT([.$F70]; &quot;&quot;) ; &quot;Non saisie&quot;; IF(EXACT([.$F7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4]; &quot;&quot;) ; &quot;&quot; ; IF(EXACT([.$F71]; &quot;&quot;) ; &quot;Non saisie&quot;; IF(EXACT([.$F7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5]; &quot;&quot;) ; &quot;&quot; ; IF(EXACT([.$F72]; &quot;&quot;) ; &quot;Non saisie&quot;; IF(EXACT([.$F7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6]; &quot;&quot;) ; &quot;&quot; ; IF(EXACT([.$F73]; &quot;&quot;) ; &quot;Non saisie&quot;; IF(EXACT([.$F7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7]; &quot;&quot;) ; &quot;&quot; ; IF(EXACT([.$F74]; &quot;&quot;) ; &quot;Non saisie&quot;; IF(EXACT([.$F7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8]; &quot;&quot;) ; &quot;&quot; ; IF(EXACT([.$F75]; &quot;&quot;) ; &quot;Non saisie&quot;; IF(EXACT([.$F7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79]; &quot;&quot;) ; &quot;&quot; ; IF(EXACT([.$F76]; &quot;&quot;) ; &quot;Non saisie&quot;; IF(EXACT([.$F7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0]; &quot;&quot;) ; &quot;&quot; ; IF(EXACT([.$F77]; &quot;&quot;) ; &quot;Non saisie&quot;; IF(EXACT([.$F7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1]; &quot;&quot;) ; &quot;&quot; ; IF(EXACT([.$F78]; &quot;&quot;) ; &quot;Non saisie&quot;; IF(EXACT([.$F7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2]; &quot;&quot;) ; &quot;&quot; ; IF(EXACT([.$F79]; &quot;&quot;) ; &quot;Non saisie&quot;; IF(EXACT([.$F7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3]; &quot;&quot;) ; &quot;&quot; ; IF(EXACT([.$F80]; &quot;&quot;) ; &quot;Non saisie&quot;; IF(EXACT([.$F8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4]; &quot;&quot;) ; &quot;&quot; ; IF(EXACT([.$F81]; &quot;&quot;) ; &quot;Non saisie&quot;; IF(EXACT([.$F8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5]; &quot;&quot;) ; &quot;&quot; ; IF(EXACT([.$F82]; &quot;&quot;) ; &quot;Non saisie&quot;; IF(EXACT([.$F8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6]; &quot;&quot;) ; &quot;&quot; ; IF(EXACT([.$F83]; &quot;&quot;) ; &quot;Non saisie&quot;; IF(EXACT([.$F8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7]; &quot;&quot;) ; &quot;&quot; ; IF(EXACT([.$F84]; &quot;&quot;) ; &quot;Non saisie&quot;; IF(EXACT([.$F8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8]; &quot;&quot;) ; &quot;&quot; ; IF(EXACT([.$F85]; &quot;&quot;) ; &quot;Non saisie&quot;; IF(EXACT([.$F8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89]; &quot;&quot;) ; &quot;&quot; ; IF(EXACT([.$F86]; &quot;&quot;) ; &quot;Non saisie&quot;; IF(EXACT([.$F8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0]; &quot;&quot;) ; &quot;&quot; ; IF(EXACT([.$F87]; &quot;&quot;) ; &quot;Non saisie&quot;; IF(EXACT([.$F8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1]; &quot;&quot;) ; &quot;&quot; ; IF(EXACT([.$F88]; &quot;&quot;) ; &quot;Non saisie&quot;; IF(EXACT([.$F8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2]; &quot;&quot;) ; &quot;&quot; ; IF(EXACT([.$F89]; &quot;&quot;) ; &quot;Non saisie&quot;; IF(EXACT([.$F8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3]; &quot;&quot;) ; &quot;&quot; ; IF(EXACT([.$F90]; &quot;&quot;) ; &quot;Non saisie&quot;; IF(EXACT([.$F9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4]; &quot;&quot;) ; &quot;&quot; ; IF(EXACT([.$F91]; &quot;&quot;) ; &quot;Non saisie&quot;; IF(EXACT([.$F9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5]; &quot;&quot;) ; &quot;&quot; ; IF(EXACT([.$F92]; &quot;&quot;) ; &quot;Non saisie&quot;; IF(EXACT([.$F9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6]; &quot;&quot;) ; &quot;&quot; ; IF(EXACT([.$F93]; &quot;&quot;) ; &quot;Non saisie&quot;; IF(EXACT([.$F9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7]; &quot;&quot;) ; &quot;&quot; ; IF(EXACT([.$F94]; &quot;&quot;) ; &quot;Non saisie&quot;; IF(EXACT([.$F9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8]; &quot;&quot;) ; &quot;&quot; ; IF(EXACT([.$F95]; &quot;&quot;) ; &quot;Non saisie&quot;; IF(EXACT([.$F9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99]; &quot;&quot;) ; &quot;&quot; ; IF(EXACT([.$F96]; &quot;&quot;) ; &quot;Non saisie&quot;; IF(EXACT([.$F9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0]; &quot;&quot;) ; &quot;&quot; ; IF(EXACT([.$F97]; &quot;&quot;) ; &quot;Non saisie&quot;; IF(EXACT([.$F9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1]; &quot;&quot;) ; &quot;&quot; ; IF(EXACT([.$F98]; &quot;&quot;) ; &quot;Non saisie&quot;; IF(EXACT([.$F9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2]; &quot;&quot;) ; &quot;&quot; ; IF(EXACT([.$F99]; &quot;&quot;) ; &quot;Non saisie&quot;; IF(EXACT([.$F9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3]; &quot;&quot;) ; &quot;&quot; ; IF(EXACT([.$F100]; &quot;&quot;) ; &quot;Non saisie&quot;; IF(EXACT([.$F10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4]; &quot;&quot;) ; &quot;&quot; ; IF(EXACT([.$F101]; &quot;&quot;) ; &quot;Non saisie&quot;; IF(EXACT([.$F10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5]; &quot;&quot;) ; &quot;&quot; ; IF(EXACT([.$F102]; &quot;&quot;) ; &quot;Non saisie&quot;; IF(EXACT([.$F10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6]; &quot;&quot;) ; &quot;&quot; ; IF(EXACT([.$F103]; &quot;&quot;) ; &quot;Non saisie&quot;; IF(EXACT([.$F10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7]; &quot;&quot;) ; &quot;&quot; ; IF(EXACT([.$F104]; &quot;&quot;) ; &quot;Non saisie&quot;; IF(EXACT([.$F10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8]; &quot;&quot;) ; &quot;&quot; ; IF(EXACT([.$F105]; &quot;&quot;) ; &quot;Non saisie&quot;; IF(EXACT([.$F10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09]; &quot;&quot;) ; &quot;&quot; ; IF(EXACT([.$F106]; &quot;&quot;) ; &quot;Non saisie&quot;; IF(EXACT([.$F10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0]; &quot;&quot;) ; &quot;&quot; ; IF(EXACT([.$F107]; &quot;&quot;) ; &quot;Non saisie&quot;; IF(EXACT([.$F10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1]; &quot;&quot;) ; &quot;&quot; ; IF(EXACT([.$F108]; &quot;&quot;) ; &quot;Non saisie&quot;; IF(EXACT([.$F10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2]; &quot;&quot;) ; &quot;&quot; ; IF(EXACT([.$F109]; &quot;&quot;) ; &quot;Non saisie&quot;; IF(EXACT([.$F10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3]; &quot;&quot;) ; &quot;&quot; ; IF(EXACT([.$F110]; &quot;&quot;) ; &quot;Non saisie&quot;; IF(EXACT([.$F11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4]; &quot;&quot;) ; &quot;&quot; ; IF(EXACT([.$F111]; &quot;&quot;) ; &quot;Non saisie&quot;; IF(EXACT([.$F11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5]; &quot;&quot;) ; &quot;&quot; ; IF(EXACT([.$F112]; &quot;&quot;) ; &quot;Non saisie&quot;; IF(EXACT([.$F11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6]; &quot;&quot;) ; &quot;&quot; ; IF(EXACT([.$F113]; &quot;&quot;) ; &quot;Non saisie&quot;; IF(EXACT([.$F11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7]; &quot;&quot;) ; &quot;&quot; ; IF(EXACT([.$F114]; &quot;&quot;) ; &quot;Non saisie&quot;; IF(EXACT([.$F11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8]; &quot;&quot;) ; &quot;&quot; ; IF(EXACT([.$F115]; &quot;&quot;) ; &quot;Non saisie&quot;; IF(EXACT([.$F11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19]; &quot;&quot;) ; &quot;&quot; ; IF(EXACT([.$F116]; &quot;&quot;) ; &quot;Non saisie&quot;; IF(EXACT([.$F11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0]; &quot;&quot;) ; &quot;&quot; ; IF(EXACT([.$F117]; &quot;&quot;) ; &quot;Non saisie&quot;; IF(EXACT([.$F11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1]; &quot;&quot;) ; &quot;&quot; ; IF(EXACT([.$F118]; &quot;&quot;) ; &quot;Non saisie&quot;; IF(EXACT([.$F11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2]; &quot;&quot;) ; &quot;&quot; ; IF(EXACT([.$F119]; &quot;&quot;) ; &quot;Non saisie&quot;; IF(EXACT([.$F11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3]; &quot;&quot;) ; &quot;&quot; ; IF(EXACT([.$F120]; &quot;&quot;) ; &quot;Non saisie&quot;; IF(EXACT([.$F12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4]; &quot;&quot;) ; &quot;&quot; ; IF(EXACT([.$F121]; &quot;&quot;) ; &quot;Non saisie&quot;; IF(EXACT([.$F12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5]; &quot;&quot;) ; &quot;&quot; ; IF(EXACT([.$F122]; &quot;&quot;) ; &quot;Non saisie&quot;; IF(EXACT([.$F12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6]; &quot;&quot;) ; &quot;&quot; ; IF(EXACT([.$F123]; &quot;&quot;) ; &quot;Non saisie&quot;; IF(EXACT([.$F12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7]; &quot;&quot;) ; &quot;&quot; ; IF(EXACT([.$F124]; &quot;&quot;) ; &quot;Non saisie&quot;; IF(EXACT([.$F12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8]; &quot;&quot;) ; &quot;&quot; ; IF(EXACT([.$F125]; &quot;&quot;) ; &quot;Non saisie&quot;; IF(EXACT([.$F12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29]; &quot;&quot;) ; &quot;&quot; ; IF(EXACT([.$F126]; &quot;&quot;) ; &quot;Non saisie&quot;; IF(EXACT([.$F12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0]; &quot;&quot;) ; &quot;&quot; ; IF(EXACT([.$F127]; &quot;&quot;) ; &quot;Non saisie&quot;; IF(EXACT([.$F12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1]; &quot;&quot;) ; &quot;&quot; ; IF(EXACT([.$F128]; &quot;&quot;) ; &quot;Non saisie&quot;; IF(EXACT([.$F12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2]; &quot;&quot;) ; &quot;&quot; ; IF(EXACT([.$F129]; &quot;&quot;) ; &quot;Non saisie&quot;; IF(EXACT([.$F12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3]; &quot;&quot;) ; &quot;&quot; ; IF(EXACT([.$F130]; &quot;&quot;) ; &quot;Non saisie&quot;; IF(EXACT([.$F13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4]; &quot;&quot;) ; &quot;&quot; ; IF(EXACT([.$F131]; &quot;&quot;) ; &quot;Non saisie&quot;; IF(EXACT([.$F13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5]; &quot;&quot;) ; &quot;&quot; ; IF(EXACT([.$F132]; &quot;&quot;) ; &quot;Non saisie&quot;; IF(EXACT([.$F13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6]; &quot;&quot;) ; &quot;&quot; ; IF(EXACT([.$F133]; &quot;&quot;) ; &quot;Non saisie&quot;; IF(EXACT([.$F13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7]; &quot;&quot;) ; &quot;&quot; ; IF(EXACT([.$F134]; &quot;&quot;) ; &quot;Non saisie&quot;; IF(EXACT([.$F13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8]; &quot;&quot;) ; &quot;&quot; ; IF(EXACT([.$F135]; &quot;&quot;) ; &quot;Non saisie&quot;; IF(EXACT([.$F13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39]; &quot;&quot;) ; &quot;&quot; ; IF(EXACT([.$F136]; &quot;&quot;) ; &quot;Non saisie&quot;; IF(EXACT([.$F13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0]; &quot;&quot;) ; &quot;&quot; ; IF(EXACT([.$F137]; &quot;&quot;) ; &quot;Non saisie&quot;; IF(EXACT([.$F13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1]; &quot;&quot;) ; &quot;&quot; ; IF(EXACT([.$F138]; &quot;&quot;) ; &quot;Non saisie&quot;; IF(EXACT([.$F13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2]; &quot;&quot;) ; &quot;&quot; ; IF(EXACT([.$F139]; &quot;&quot;) ; &quot;Non saisie&quot;; IF(EXACT([.$F13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3]; &quot;&quot;) ; &quot;&quot; ; IF(EXACT([.$F140]; &quot;&quot;) ; &quot;Non saisie&quot;; IF(EXACT([.$F14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4]; &quot;&quot;) ; &quot;&quot; ; IF(EXACT([.$F141]; &quot;&quot;) ; &quot;Non saisie&quot;; IF(EXACT([.$F14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5]; &quot;&quot;) ; &quot;&quot; ; IF(EXACT([.$F142]; &quot;&quot;) ; &quot;Non saisie&quot;; IF(EXACT([.$F14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6]; &quot;&quot;) ; &quot;&quot; ; IF(EXACT([.$F143]; &quot;&quot;) ; &quot;Non saisie&quot;; IF(EXACT([.$F14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7]; &quot;&quot;) ; &quot;&quot; ; IF(EXACT([.$F144]; &quot;&quot;) ; &quot;Non saisie&quot;; IF(EXACT([.$F14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8]; &quot;&quot;) ; &quot;&quot; ; IF(EXACT([.$F145]; &quot;&quot;) ; &quot;Non saisie&quot;; IF(EXACT([.$F14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49]; &quot;&quot;) ; &quot;&quot; ; IF(EXACT([.$F146]; &quot;&quot;) ; &quot;Non saisie&quot;; IF(EXACT([.$F14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0]; &quot;&quot;) ; &quot;&quot; ; IF(EXACT([.$F147]; &quot;&quot;) ; &quot;Non saisie&quot;; IF(EXACT([.$F14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1]; &quot;&quot;) ; &quot;&quot; ; IF(EXACT([.$F148]; &quot;&quot;) ; &quot;Non saisie&quot;; IF(EXACT([.$F14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2]; &quot;&quot;) ; &quot;&quot; ; IF(EXACT([.$F149]; &quot;&quot;) ; &quot;Non saisie&quot;; IF(EXACT([.$F14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3]; &quot;&quot;) ; &quot;&quot; ; IF(EXACT([.$F150]; &quot;&quot;) ; &quot;Non saisie&quot;; IF(EXACT([.$F15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4]; &quot;&quot;) ; &quot;&quot; ; IF(EXACT([.$F151]; &quot;&quot;) ; &quot;Non saisie&quot;; IF(EXACT([.$F15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5]; &quot;&quot;) ; &quot;&quot; ; IF(EXACT([.$F152]; &quot;&quot;) ; &quot;Non saisie&quot;; IF(EXACT([.$F15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6]; &quot;&quot;) ; &quot;&quot; ; IF(EXACT([.$F153]; &quot;&quot;) ; &quot;Non saisie&quot;; IF(EXACT([.$F15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7]; &quot;&quot;) ; &quot;&quot; ; IF(EXACT([.$F154]; &quot;&quot;) ; &quot;Non saisie&quot;; IF(EXACT([.$F15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8]; &quot;&quot;) ; &quot;&quot; ; IF(EXACT([.$F155]; &quot;&quot;) ; &quot;Non saisie&quot;; IF(EXACT([.$F15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59]; &quot;&quot;) ; &quot;&quot; ; IF(EXACT([.$F156]; &quot;&quot;) ; &quot;Non saisie&quot;; IF(EXACT([.$F15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0]; &quot;&quot;) ; &quot;&quot; ; IF(EXACT([.$F157]; &quot;&quot;) ; &quot;Non saisie&quot;; IF(EXACT([.$F15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1]; &quot;&quot;) ; &quot;&quot; ; IF(EXACT([.$F158]; &quot;&quot;) ; &quot;Non saisie&quot;; IF(EXACT([.$F15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2]; &quot;&quot;) ; &quot;&quot; ; IF(EXACT([.$F159]; &quot;&quot;) ; &quot;Non saisie&quot;; IF(EXACT([.$F15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3]; &quot;&quot;) ; &quot;&quot; ; IF(EXACT([.$F160]; &quot;&quot;) ; &quot;Non saisie&quot;; IF(EXACT([.$F16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4]; &quot;&quot;) ; &quot;&quot; ; IF(EXACT([.$F161]; &quot;&quot;) ; &quot;Non saisie&quot;; IF(EXACT([.$F16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5]; &quot;&quot;) ; &quot;&quot; ; IF(EXACT([.$F162]; &quot;&quot;) ; &quot;Non saisie&quot;; IF(EXACT([.$F16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6]; &quot;&quot;) ; &quot;&quot; ; IF(EXACT([.$F163]; &quot;&quot;) ; &quot;Non saisie&quot;; IF(EXACT([.$F16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7]; &quot;&quot;) ; &quot;&quot; ; IF(EXACT([.$F164]; &quot;&quot;) ; &quot;Non saisie&quot;; IF(EXACT([.$F16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8]; &quot;&quot;) ; &quot;&quot; ; IF(EXACT([.$F165]; &quot;&quot;) ; &quot;Non saisie&quot;; IF(EXACT([.$F16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69]; &quot;&quot;) ; &quot;&quot; ; IF(EXACT([.$F166]; &quot;&quot;) ; &quot;Non saisie&quot;; IF(EXACT([.$F16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0]; &quot;&quot;) ; &quot;&quot; ; IF(EXACT([.$F167]; &quot;&quot;) ; &quot;Non saisie&quot;; IF(EXACT([.$F16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1]; &quot;&quot;) ; &quot;&quot; ; IF(EXACT([.$F168]; &quot;&quot;) ; &quot;Non saisie&quot;; IF(EXACT([.$F16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2]; &quot;&quot;) ; &quot;&quot; ; IF(EXACT([.$F169]; &quot;&quot;) ; &quot;Non saisie&quot;; IF(EXACT([.$F16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3]; &quot;&quot;) ; &quot;&quot; ; IF(EXACT([.$F170]; &quot;&quot;) ; &quot;Non saisie&quot;; IF(EXACT([.$F17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4]; &quot;&quot;) ; &quot;&quot; ; IF(EXACT([.$F171]; &quot;&quot;) ; &quot;Non saisie&quot;; IF(EXACT([.$F17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5]; &quot;&quot;) ; &quot;&quot; ; IF(EXACT([.$F172]; &quot;&quot;) ; &quot;Non saisie&quot;; IF(EXACT([.$F17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6]; &quot;&quot;) ; &quot;&quot; ; IF(EXACT([.$F173]; &quot;&quot;) ; &quot;Non saisie&quot;; IF(EXACT([.$F17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7]; &quot;&quot;) ; &quot;&quot; ; IF(EXACT([.$F174]; &quot;&quot;) ; &quot;Non saisie&quot;; IF(EXACT([.$F17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8]; &quot;&quot;) ; &quot;&quot; ; IF(EXACT([.$F175]; &quot;&quot;) ; &quot;Non saisie&quot;; IF(EXACT([.$F17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79]; &quot;&quot;) ; &quot;&quot; ; IF(EXACT([.$F176]; &quot;&quot;) ; &quot;Non saisie&quot;; IF(EXACT([.$F17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0]; &quot;&quot;) ; &quot;&quot; ; IF(EXACT([.$F177]; &quot;&quot;) ; &quot;Non saisie&quot;; IF(EXACT([.$F17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1]; &quot;&quot;) ; &quot;&quot; ; IF(EXACT([.$F178]; &quot;&quot;) ; &quot;Non saisie&quot;; IF(EXACT([.$F17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2]; &quot;&quot;) ; &quot;&quot; ; IF(EXACT([.$F179]; &quot;&quot;) ; &quot;Non saisie&quot;; IF(EXACT([.$F17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3]; &quot;&quot;) ; &quot;&quot; ; IF(EXACT([.$F180]; &quot;&quot;) ; &quot;Non saisie&quot;; IF(EXACT([.$F18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4]; &quot;&quot;) ; &quot;&quot; ; IF(EXACT([.$F181]; &quot;&quot;) ; &quot;Non saisie&quot;; IF(EXACT([.$F18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5]; &quot;&quot;) ; &quot;&quot; ; IF(EXACT([.$F182]; &quot;&quot;) ; &quot;Non saisie&quot;; IF(EXACT([.$F18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6]; &quot;&quot;) ; &quot;&quot; ; IF(EXACT([.$F183]; &quot;&quot;) ; &quot;Non saisie&quot;; IF(EXACT([.$F18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7]; &quot;&quot;) ; &quot;&quot; ; IF(EXACT([.$F184]; &quot;&quot;) ; &quot;Non saisie&quot;; IF(EXACT([.$F18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8]; &quot;&quot;) ; &quot;&quot; ; IF(EXACT([.$F185]; &quot;&quot;) ; &quot;Non saisie&quot;; IF(EXACT([.$F18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89]; &quot;&quot;) ; &quot;&quot; ; IF(EXACT([.$F186]; &quot;&quot;) ; &quot;Non saisie&quot;; IF(EXACT([.$F18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0]; &quot;&quot;) ; &quot;&quot; ; IF(EXACT([.$F187]; &quot;&quot;) ; &quot;Non saisie&quot;; IF(EXACT([.$F18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1]; &quot;&quot;) ; &quot;&quot; ; IF(EXACT([.$F188]; &quot;&quot;) ; &quot;Non saisie&quot;; IF(EXACT([.$F18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2]; &quot;&quot;) ; &quot;&quot; ; IF(EXACT([.$F189]; &quot;&quot;) ; &quot;Non saisie&quot;; IF(EXACT([.$F18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3]; &quot;&quot;) ; &quot;&quot; ; IF(EXACT([.$F190]; &quot;&quot;) ; &quot;Non saisie&quot;; IF(EXACT([.$F19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4]; &quot;&quot;) ; &quot;&quot; ; IF(EXACT([.$F191]; &quot;&quot;) ; &quot;Non saisie&quot;; IF(EXACT([.$F19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5]; &quot;&quot;) ; &quot;&quot; ; IF(EXACT([.$F192]; &quot;&quot;) ; &quot;Non saisie&quot;; IF(EXACT([.$F19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6]; &quot;&quot;) ; &quot;&quot; ; IF(EXACT([.$F193]; &quot;&quot;) ; &quot;Non saisie&quot;; IF(EXACT([.$F19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7]; &quot;&quot;) ; &quot;&quot; ; IF(EXACT([.$F194]; &quot;&quot;) ; &quot;Non saisie&quot;; IF(EXACT([.$F19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8]; &quot;&quot;) ; &quot;&quot; ; IF(EXACT([.$F195]; &quot;&quot;) ; &quot;Non saisie&quot;; IF(EXACT([.$F19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199]; &quot;&quot;) ; &quot;&quot; ; IF(EXACT([.$F196]; &quot;&quot;) ; &quot;Non saisie&quot;; IF(EXACT([.$F19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0]; &quot;&quot;) ; &quot;&quot; ; IF(EXACT([.$F197]; &quot;&quot;) ; &quot;Non saisie&quot;; IF(EXACT([.$F19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1]; &quot;&quot;) ; &quot;&quot; ; IF(EXACT([.$F198]; &quot;&quot;) ; &quot;Non saisie&quot;; IF(EXACT([.$F19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2]; &quot;&quot;) ; &quot;&quot; ; IF(EXACT([.$F199]; &quot;&quot;) ; &quot;Non saisie&quot;; IF(EXACT([.$F19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3]; &quot;&quot;) ; &quot;&quot; ; IF(EXACT([.$F200]; &quot;&quot;) ; &quot;Non saisie&quot;; IF(EXACT([.$F20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4]; &quot;&quot;) ; &quot;&quot; ; IF(EXACT([.$F201]; &quot;&quot;) ; &quot;Non saisie&quot;; IF(EXACT([.$F20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5]; &quot;&quot;) ; &quot;&quot; ; IF(EXACT([.$F202]; &quot;&quot;) ; &quot;Non saisie&quot;; IF(EXACT([.$F20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6]; &quot;&quot;) ; &quot;&quot; ; IF(EXACT([.$F203]; &quot;&quot;) ; &quot;Non saisie&quot;; IF(EXACT([.$F20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7]; &quot;&quot;) ; &quot;&quot; ; IF(EXACT([.$F204]; &quot;&quot;) ; &quot;Non saisie&quot;; IF(EXACT([.$F20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8]; &quot;&quot;) ; &quot;&quot; ; IF(EXACT([.$F205]; &quot;&quot;) ; &quot;Non saisie&quot;; IF(EXACT([.$F20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09]; &quot;&quot;) ; &quot;&quot; ; IF(EXACT([.$F206]; &quot;&quot;) ; &quot;Non saisie&quot;; IF(EXACT([.$F20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0]; &quot;&quot;) ; &quot;&quot; ; IF(EXACT([.$F207]; &quot;&quot;) ; &quot;Non saisie&quot;; IF(EXACT([.$F20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1]; &quot;&quot;) ; &quot;&quot; ; IF(EXACT([.$F208]; &quot;&quot;) ; &quot;Non saisie&quot;; IF(EXACT([.$F20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2]; &quot;&quot;) ; &quot;&quot; ; IF(EXACT([.$F209]; &quot;&quot;) ; &quot;Non saisie&quot;; IF(EXACT([.$F20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3]; &quot;&quot;) ; &quot;&quot; ; IF(EXACT([.$F210]; &quot;&quot;) ; &quot;Non saisie&quot;; IF(EXACT([.$F21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4]; &quot;&quot;) ; &quot;&quot; ; IF(EXACT([.$F211]; &quot;&quot;) ; &quot;Non saisie&quot;; IF(EXACT([.$F21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5]; &quot;&quot;) ; &quot;&quot; ; IF(EXACT([.$F212]; &quot;&quot;) ; &quot;Non saisie&quot;; IF(EXACT([.$F21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6]; &quot;&quot;) ; &quot;&quot; ; IF(EXACT([.$F213]; &quot;&quot;) ; &quot;Non saisie&quot;; IF(EXACT([.$F21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7]; &quot;&quot;) ; &quot;&quot; ; IF(EXACT([.$F214]; &quot;&quot;) ; &quot;Non saisie&quot;; IF(EXACT([.$F21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8]; &quot;&quot;) ; &quot;&quot; ; IF(EXACT([.$F215]; &quot;&quot;) ; &quot;Non saisie&quot;; IF(EXACT([.$F21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19]; &quot;&quot;) ; &quot;&quot; ; IF(EXACT([.$F216]; &quot;&quot;) ; &quot;Non saisie&quot;; IF(EXACT([.$F21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0]; &quot;&quot;) ; &quot;&quot; ; IF(EXACT([.$F217]; &quot;&quot;) ; &quot;Non saisie&quot;; IF(EXACT([.$F21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1]; &quot;&quot;) ; &quot;&quot; ; IF(EXACT([.$F218]; &quot;&quot;) ; &quot;Non saisie&quot;; IF(EXACT([.$F21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2]; &quot;&quot;) ; &quot;&quot; ; IF(EXACT([.$F219]; &quot;&quot;) ; &quot;Non saisie&quot;; IF(EXACT([.$F219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3]; &quot;&quot;) ; &quot;&quot; ; IF(EXACT([.$F220]; &quot;&quot;) ; &quot;Non saisie&quot;; IF(EXACT([.$F220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4]; &quot;&quot;) ; &quot;&quot; ; IF(EXACT([.$F221]; &quot;&quot;) ; &quot;Non saisie&quot;; IF(EXACT([.$F221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5]; &quot;&quot;) ; &quot;&quot; ; IF(EXACT([.$F222]; &quot;&quot;) ; &quot;Non saisie&quot;; IF(EXACT([.$F222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6]; &quot;&quot;) ; &quot;&quot; ; IF(EXACT([.$F223]; &quot;&quot;) ; &quot;Non saisie&quot;; IF(EXACT([.$F223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7]; &quot;&quot;) ; &quot;&quot; ; IF(EXACT([.$F224]; &quot;&quot;) ; &quot;Non saisie&quot;; IF(EXACT([.$F224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8]; &quot;&quot;) ; &quot;&quot; ; IF(EXACT([.$F225]; &quot;&quot;) ; &quot;Non saisie&quot;; IF(EXACT([.$F225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29]; &quot;&quot;) ; &quot;&quot; ; IF(EXACT([.$F226]; &quot;&quot;) ; &quot;Non saisie&quot;; IF(EXACT([.$F226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30]; &quot;&quot;) ; &quot;&quot; ; IF(EXACT([.$F227]; &quot;&quot;) ; &quot;Non saisie&quot;; IF(EXACT([.$F227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31]; &quot;&quot;) ; &quot;&quot; ; IF(EXACT([.$F228]; &quot;&quot;) ; &quot;Non saisie&quot;; IF(EXACT([.$F228]; &quot;Conforme&quot;); &quot;green&quot; ; &quot;Non conforme&quot;)))">
            <text:p/>
          </table:table-cell>
          <table:table-cell table:style-name="ce36"/>
        </table:table-row>
        <table:table-row table:style-name="ro1">
          <table:table-cell table:number-columns-repeated="4"/>
          <table:table-cell table:style-name="ce30" table:formula="of:=IF(EXACT([.$B232]; &quot;&quot;) ; &quot;&quot; ; IF(EXACT([.$F229]; &quot;&quot;) ; &quot;Non saisie&quot;; IF(EXACT([.$F229]; &quot;Conforme&quot;); &quot;green&quot; ; &quot;Non conforme&quot;)))">
            <text:p/>
          </table:table-cell>
          <table:table-cell table:style-name="ce36"/>
        </table:table-row>
        <table:table-row table:style-name="ro1" table:number-rows-repeated="976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E1:Sheet1.E9992">
            <calcext:condition calcext:apply-style-name="Accent 2" calcext:value="=&quot;Non saisie&quot;" calcext:base-cell-address="Sheet1.E1"/>
            <calcext:condition calcext:apply-style-name="Bad" calcext:value="=&quot;Non conforme&quot;" calcext:base-cell-address="Sheet1.E1"/>
            <calcext:condition calcext:apply-style-name="Good" calcext:value="=&quot;Conforme&quot;" calcext:base-cell-address="Sheet1.E1"/>
            <calcext:condition calcext:apply-style-name="Accent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5:09:33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3-03-15T15:07:03.289000000</dc:date>
    <meta:editing-duration>PT1H10M53S</meta:editing-duration>
    <meta:editing-cycles>18</meta:editing-cycles>
    <meta:document-statistic meta:table-count="1" meta:cell-count="313" meta:object-count="0"/>
  </office:meta>
</office:document-meta>
</file>